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7acb" officeooo:paragraph-rsid="00147acb"/>
    </style:style>
    <style:style style:name="P2" style:family="paragraph" style:parent-style-name="Standard">
      <style:text-properties officeooo:rsid="00147acb" officeooo:paragraph-rsid="002c6fb1"/>
    </style:style>
    <style:style style:name="P3" style:family="paragraph" style:parent-style-name="Standard">
      <style:text-properties officeooo:rsid="0015b959" officeooo:paragraph-rsid="0015b959"/>
    </style:style>
    <style:style style:name="P4" style:family="paragraph" style:parent-style-name="Standard">
      <style:text-properties officeooo:rsid="0016cccc" officeooo:paragraph-rsid="0016cccc"/>
    </style:style>
    <style:style style:name="P5" style:family="paragraph" style:parent-style-name="Standard">
      <style:text-properties officeooo:rsid="0016cccc" officeooo:paragraph-rsid="001abe8a"/>
    </style:style>
    <style:style style:name="P6" style:family="paragraph" style:parent-style-name="Standard">
      <style:text-properties officeooo:rsid="0017d9d0" officeooo:paragraph-rsid="0017d9d0"/>
    </style:style>
    <style:style style:name="P7" style:family="paragraph" style:parent-style-name="Standard">
      <style:text-properties style:font-name="Andale Mono" fo:font-size="10pt" officeooo:rsid="00147acb" officeooo:paragraph-rsid="00147acb" style:font-size-asian="10pt" style:font-size-complex="10pt"/>
    </style:style>
    <style:style style:name="P8" style:family="paragraph" style:parent-style-name="Standard">
      <style:text-properties style:font-name="Andale Mono" fo:font-size="10pt" officeooo:rsid="0015b959" officeooo:paragraph-rsid="0015b959" style:font-size-asian="10pt" style:font-size-complex="10pt"/>
    </style:style>
    <style:style style:name="P9" style:family="paragraph" style:parent-style-name="Standard">
      <style:text-properties style:font-name="Andale Mono" fo:font-size="10pt" officeooo:rsid="0025f4fa" officeooo:paragraph-rsid="0025f4fa" style:font-size-asian="10pt" style:font-size-complex="10pt"/>
    </style:style>
    <style:style style:name="P10" style:family="paragraph" style:parent-style-name="Standard">
      <style:text-properties style:font-name="Andale Mono" fo:font-size="10pt" officeooo:rsid="0025f4fa" officeooo:paragraph-rsid="003836ea" style:font-size-asian="10pt" style:font-size-complex="10pt"/>
    </style:style>
    <style:style style:name="P11" style:family="paragraph" style:parent-style-name="Standard">
      <style:text-properties style:font-name="Andale Mono" fo:font-size="10pt" officeooo:rsid="0027241a" officeooo:paragraph-rsid="0027241a" style:font-size-asian="10pt" style:font-size-complex="10pt"/>
    </style:style>
    <style:style style:name="P12" style:family="paragraph" style:parent-style-name="Standard">
      <style:text-properties style:font-name="Andale Mono" fo:font-size="10pt" officeooo:rsid="002c6fb1" officeooo:paragraph-rsid="002c6fb1" style:font-size-asian="10pt" style:font-size-complex="10pt"/>
    </style:style>
    <style:style style:name="P13" style:family="paragraph" style:parent-style-name="Standard">
      <style:text-properties style:font-name="Andale Mono" fo:font-size="10pt" officeooo:rsid="002c8922" officeooo:paragraph-rsid="002c8922" style:font-size-asian="10pt" style:font-size-complex="10pt"/>
    </style:style>
    <style:style style:name="P14" style:family="paragraph" style:parent-style-name="Standard">
      <style:text-properties style:font-name="Andale Mono" fo:font-size="10pt" officeooo:rsid="002cc64e" officeooo:paragraph-rsid="002cc64e" style:font-size-asian="10pt" style:font-size-complex="10pt"/>
    </style:style>
    <style:style style:name="P15" style:family="paragraph" style:parent-style-name="Standard">
      <style:text-properties style:font-name="Andale Mono" fo:font-size="10pt" officeooo:rsid="002cc64e" officeooo:paragraph-rsid="002ebbae" style:font-size-asian="10pt" style:font-size-complex="10pt"/>
    </style:style>
    <style:style style:name="P16" style:family="paragraph" style:parent-style-name="Standard">
      <style:text-properties style:font-name="Andale Mono" fo:font-size="10pt" officeooo:rsid="002ebbae" officeooo:paragraph-rsid="002ebbae" style:font-size-asian="10pt" style:font-size-complex="10pt"/>
    </style:style>
    <style:style style:name="P17" style:family="paragraph" style:parent-style-name="Standard">
      <style:text-properties style:font-name="Andale Mono" fo:font-size="10pt" officeooo:rsid="00303e42" officeooo:paragraph-rsid="00303e42" style:font-size-asian="10pt" style:font-size-complex="10pt"/>
    </style:style>
    <style:style style:name="P18" style:family="paragraph" style:parent-style-name="Standard">
      <style:text-properties style:font-name="Andale Mono" fo:font-size="10pt" officeooo:rsid="0033d4f8" officeooo:paragraph-rsid="0033d4f8" style:font-size-asian="10pt" style:font-size-complex="10pt"/>
    </style:style>
    <style:style style:name="P19" style:family="paragraph" style:parent-style-name="Standard">
      <style:text-properties style:font-name="Andale Mono" fo:font-size="10pt" officeooo:rsid="0033d4f8" officeooo:paragraph-rsid="00354caa" style:font-size-asian="10pt" style:font-size-complex="10pt"/>
    </style:style>
    <style:style style:name="P20" style:family="paragraph" style:parent-style-name="Standard">
      <style:text-properties style:font-name="Andale Mono" fo:font-size="10pt" officeooo:rsid="003836ea" officeooo:paragraph-rsid="003836ea" style:font-size-asian="10pt" style:font-size-complex="10pt"/>
    </style:style>
    <style:style style:name="P21" style:family="paragraph" style:parent-style-name="Standard">
      <style:text-properties style:font-name="Andale Mono" fo:font-size="10pt" officeooo:rsid="003842fe" officeooo:paragraph-rsid="003842fe" style:font-size-asian="10pt" style:font-size-complex="10pt"/>
    </style:style>
    <style:style style:name="P22" style:family="paragraph" style:parent-style-name="Standard">
      <style:text-properties officeooo:rsid="001940fc" officeooo:paragraph-rsid="001940fc"/>
    </style:style>
    <style:style style:name="P23" style:family="paragraph" style:parent-style-name="Standard">
      <style:text-properties officeooo:rsid="001940fc" officeooo:paragraph-rsid="001bc48e"/>
    </style:style>
    <style:style style:name="P24" style:family="paragraph" style:parent-style-name="Standard">
      <style:text-properties officeooo:rsid="001940fc" officeooo:paragraph-rsid="001df0d7"/>
    </style:style>
    <style:style style:name="P25" style:family="paragraph" style:parent-style-name="Standard">
      <style:text-properties officeooo:rsid="001940fc" officeooo:paragraph-rsid="00211025"/>
    </style:style>
    <style:style style:name="P26" style:family="paragraph" style:parent-style-name="Standard">
      <style:text-properties officeooo:rsid="001940fc" officeooo:paragraph-rsid="002220e9"/>
    </style:style>
    <style:style style:name="P27" style:family="paragraph" style:parent-style-name="Standard">
      <style:text-properties officeooo:rsid="001940fc" officeooo:paragraph-rsid="00232bd9"/>
    </style:style>
    <style:style style:name="P28" style:family="paragraph" style:parent-style-name="Standard">
      <style:text-properties officeooo:rsid="001940fc" officeooo:paragraph-rsid="003842fe"/>
    </style:style>
    <style:style style:name="P29" style:family="paragraph" style:parent-style-name="Standard">
      <style:text-properties officeooo:rsid="001940fc" officeooo:paragraph-rsid="003a1f0e"/>
    </style:style>
    <style:style style:name="P30" style:family="paragraph" style:parent-style-name="Standard">
      <style:text-properties officeooo:rsid="0025e6f5" officeooo:paragraph-rsid="0025e6f5"/>
    </style:style>
    <style:style style:name="P31" style:family="paragraph" style:parent-style-name="Standard">
      <style:text-properties officeooo:rsid="0025e6f5" officeooo:paragraph-rsid="0025f4fa"/>
    </style:style>
    <style:style style:name="P32" style:family="paragraph" style:parent-style-name="Standard">
      <style:text-properties style:font-name="Liberation Serif" fo:font-size="12pt" officeooo:rsid="0025e6f5" officeooo:paragraph-rsid="0027241a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25e6f5" officeooo:paragraph-rsid="00285309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25e6f5" officeooo:paragraph-rsid="00297879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25e6f5" officeooo:paragraph-rsid="003836ea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25e6f5" officeooo:paragraph-rsid="003842fe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25e6f5" officeooo:paragraph-rsid="003a1f0e" style:font-size-asian="12pt" style:font-size-complex="12pt"/>
    </style:style>
    <style:style style:name="P38" style:family="paragraph" style:parent-style-name="Standard">
      <style:text-properties style:font-name="Liberation Serif" fo:font-size="12pt" officeooo:rsid="003836ea" officeooo:paragraph-rsid="003836ea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3842fe" officeooo:paragraph-rsid="003842fe" style:font-size-asian="12pt" style:font-size-complex="12pt"/>
    </style:style>
    <style:style style:name="P40" style:family="paragraph" style:parent-style-name="Standard">
      <style:text-properties officeooo:rsid="001fa180" officeooo:paragraph-rsid="001fa180"/>
    </style:style>
    <style:style style:name="P41" style:family="paragraph" style:parent-style-name="Standard">
      <style:text-properties officeooo:rsid="001fa180" officeooo:paragraph-rsid="002220e9"/>
    </style:style>
    <style:style style:name="P42" style:family="paragraph" style:parent-style-name="Standard">
      <style:text-properties officeooo:rsid="001fa180" officeooo:paragraph-rsid="00232bd9"/>
    </style:style>
    <style:style style:name="P43" style:family="paragraph" style:parent-style-name="Standard">
      <style:text-properties officeooo:rsid="001bc48e" officeooo:paragraph-rsid="0031d837"/>
    </style:style>
    <style:style style:name="P44" style:family="paragraph" style:parent-style-name="Standard">
      <style:text-properties fo:color="#000000" style:font-name="Andale Mono" fo:font-size="10pt" officeooo:rsid="003836ea" officeooo:paragraph-rsid="003836ea" style:font-size-asian="10pt" style:font-size-complex="10pt"/>
    </style:style>
    <style:style style:name="P45" style:family="paragraph" style:parent-style-name="Standard">
      <style:text-properties fo:color="#000000" style:font-name="Andale Mono" fo:font-size="10pt" officeooo:rsid="003836ea" officeooo:paragraph-rsid="003842fe" style:font-size-asian="10pt" style:font-size-complex="10pt"/>
    </style:style>
    <style:style style:name="P46" style:family="paragraph" style:parent-style-name="Standard">
      <style:text-properties fo:color="#000000" style:font-name="Andale Mono" fo:font-size="10pt" officeooo:rsid="003a1f0e" officeooo:paragraph-rsid="003a1f0e" style:font-size-asian="10pt" style:font-size-complex="10pt"/>
    </style:style>
    <style:style style:name="P47" style:family="paragraph" style:parent-style-name="Standard">
      <style:text-properties officeooo:rsid="001df0d7" officeooo:paragraph-rsid="0031d837"/>
    </style:style>
    <style:style style:name="P48" style:family="paragraph" style:parent-style-name="Standard">
      <style:text-properties officeooo:paragraph-rsid="00232bd9"/>
    </style:style>
    <style:style style:name="P49" style:family="paragraph" style:parent-style-name="Title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2" style:family="paragraph" style:parent-style-name="Standard">
      <style:paragraph-properties fo:break-before="page"/>
      <style:text-properties style:font-name="Liberation Serif" fo:font-size="12pt" officeooo:rsid="0025e6f5" officeooo:paragraph-rsid="003842fe" style:font-size-asian="12pt" style:font-size-complex="12pt"/>
    </style:style>
    <style:style style:name="P53" style:family="paragraph" style:parent-style-name="Standard">
      <style:text-properties officeooo:rsid="001abe8a" officeooo:paragraph-rsid="00147acb"/>
    </style:style>
    <style:style style:name="P54" style:family="paragraph" style:parent-style-name="Standard">
      <style:text-properties officeooo:rsid="001abe8a" officeooo:paragraph-rsid="002c6fb1"/>
    </style:style>
    <style:style style:name="P55" style:family="paragraph" style:parent-style-name="Standard">
      <style:text-properties officeooo:rsid="001abe8a" officeooo:paragraph-rsid="0015b959"/>
    </style:style>
    <style:style style:name="P56" style:family="paragraph" style:parent-style-name="Standard">
      <style:text-properties style:font-name="Andale Mono" fo:font-size="10pt" officeooo:rsid="002c6fb1" officeooo:paragraph-rsid="002c6fb1" style:font-size-asian="10pt" style:font-size-complex="10pt"/>
    </style:style>
    <style:style style:name="P57" style:family="paragraph" style:parent-style-name="Standard">
      <style:text-properties style:font-name="Andale Mono" fo:font-size="10pt" officeooo:rsid="0031d837" officeooo:paragraph-rsid="0031d837" style:font-size-asian="10pt" style:font-size-complex="10pt"/>
    </style:style>
    <style:style style:name="P58" style:family="paragraph" style:parent-style-name="Standard">
      <style:text-properties fo:color="#000000" style:font-name="Monospace" fo:font-size="10pt" officeooo:rsid="0033d4f8" officeooo:paragraph-rsid="0033d4f8" style:font-size-asian="10pt" style:font-size-complex="10pt"/>
    </style:style>
    <style:style style:name="P59" style:family="paragraph" style:parent-style-name="Standard">
      <style:text-properties fo:color="#000000" style:font-name="Andale Mono" fo:font-size="10pt" officeooo:rsid="003842fe" officeooo:paragraph-rsid="003842fe" style:font-size-asian="10pt" style:font-size-complex="10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T1" style:family="text">
      <style:text-properties officeooo:rsid="001abe8a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c0" style:font-name="Monospace" fo:font-size="10pt" fo:font-style="italic" style:font-size-asian="10pt" style:font-style-asian="italic"/>
    </style:style>
    <style:style style:name="T5" style:family="text">
      <style:text-properties fo:color="#0000c0" style:font-name="Monospace" fo:font-size="10pt" style:font-size-asian="10pt"/>
    </style:style>
    <style:style style:name="T6" style:family="text">
      <style:text-properties fo:color="#2a00ff" style:font-name="Monospace" fo:font-size="10pt" style:font-size-asian="10pt"/>
    </style:style>
    <style:style style:name="T7" style:family="text">
      <style:text-properties officeooo:rsid="00285309"/>
    </style:style>
    <style:style style:name="T8" style:family="text">
      <style:text-properties officeooo:rsid="002c6fb1"/>
    </style:style>
    <style:style style:name="T9" style:family="text">
      <style:text-properties officeooo:rsid="002cc64e"/>
    </style:style>
    <style:style style:name="T10" style:family="text">
      <style:text-properties officeooo:rsid="002ebbae"/>
    </style:style>
    <style:style style:name="T11" style:family="text">
      <style:text-properties officeooo:rsid="00303e42"/>
    </style:style>
    <style:style style:name="T12" style:family="text">
      <style:text-properties officeooo:rsid="0031d837"/>
    </style:style>
    <style:style style:name="T13" style:family="text">
      <style:text-properties officeooo:rsid="0033d4f8"/>
    </style:style>
    <style:style style:name="T14" style:family="text">
      <style:text-properties officeooo:rsid="00354caa"/>
    </style:style>
    <style:style style:name="T15" style:family="text">
      <style:text-properties officeooo:rsid="00360c36"/>
    </style:style>
    <style:style style:name="T16" style:family="text">
      <style:text-properties officeooo:rsid="00364a31"/>
    </style:style>
    <style:style style:name="T17" style:family="text">
      <style:text-properties officeooo:rsid="003836ea"/>
    </style:style>
    <style:style style:name="T18" style:family="text">
      <style:text-properties officeooo:rsid="003842fe"/>
    </style:style>
    <style:style style:name="T19" style:family="text">
      <style:text-properties officeooo:rsid="003a1f0e"/>
    </style:style>
    <style:style style:name="T20" style:family="text">
      <style:text-properties officeooo:rsid="003be6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8">Respuestas</text:span> batería <text:span text:style-name="T20">1</text:span></text:p>
      <text:p text:style-name="P1"/>
      <text:p text:style-name="P53">1. Indicar cómo se declara un objeto denominado contador de la clase Contador.</text:p>
      <text:p text:style-name="P7"/>
      <text:p text:style-name="P12">Contador contador = new Contador();</text:p>
      <text:p text:style-name="P1"/>
      <text:p text:style-name="P54">2. Indicar cómo se declara el método miMetodo() si tiene 'double' como tipo de retorno y dos parámetros int, <text:s/>a y b:</text:p>
      <text:p text:style-name="P2"/>
      <text:p text:style-name="P12">double miMetodo(int a, int b) {</text:p>
      <text:p text:style-name="P12"><text:tab/>// ...</text:p>
      <text:p text:style-name="P12">}</text:p>
      <text:p text:style-name="P3"/>
      <text:p text:style-name="P55">3. ¿Cómo debe finalizar un método que tenga la obligación de devolver un valor?</text:p>
      <text:p text:style-name="P8"/>
      <text:p text:style-name="P13">Tal método finaliza con la sentencia return devolviendo un valor del tipo especificado en la signatura del método.</text:p>
      <text:p text:style-name="P3"/>
      <text:p text:style-name="P55">4. ¿Qué palabra reservada se emplea para definir un constructor?</text:p>
      <text:p text:style-name="P3"/>
      <text:p text:style-name="P14">Ninguna. Un constructor tiene el mismo nombre que su clase.</text:p>
      <text:p text:style-name="P3"/>
      <text:p text:style-name="P4"><text:span text:style-name="T1">5. </text:span>¿<text:span text:style-name="T9">Qué hace el operador new</text:span>?</text:p>
      <text:p text:style-name="P4"/>
      <text:p text:style-name="P14">El operador new asigna memoria para un objeto y lo inicializa con su constructor.</text:p>
      <text:p text:style-name="P4"/>
      <text:p text:style-name="P5"><text:span text:style-name="T1">6. </text:span>¿<text:span text:style-name="T10">Qué es el recolector de basura</text:span>?</text:p>
      <text:p text:style-name="P15"/>
      <text:p text:style-name="P16">Es un mecanismo que recicla el espacio de memoria ocupado por objetos que ya no son necesarios.</text:p>
      <text:p text:style-name="P4"/>
      <text:p text:style-name="P6"><text:span text:style-name="T1">7. </text:span>¿<text:span text:style-name="T11">Qué es this</text:span>?</text:p>
      <text:p text:style-name="P6"/>
      <text:p text:style-name="P17">La palabra clave this es una referencia a un objeto sobre el que se invoca un método.</text:p>
      <text:p text:style-name="P22"/>
      <text:p text:style-name="P43">8. <text:span text:style-name="T12">¿Un constructor puede tener uno o varios parámetros?</text:span></text:p>
      <text:p text:style-name="P23"/>
      <text:p text:style-name="P57">Sí.</text:p>
      <text:p text:style-name="P23"/>
      <text:p text:style-name="P47">9. <text:span text:style-name="T12">Si un método no devuelve valores, ¿qué tipo de retorno debe tener?</text:span></text:p>
      <text:p text:style-name="P24"/>
      <text:p text:style-name="P57">void.</text:p>
      <text:p text:style-name="P23"/>
      <text:p text:style-name="P40">10. <text:span text:style-name="T13">Indicar las dos sintaxis válidas para declarar una matriz unidimensional de 12 valores de tipo double.</text:span></text:p>
      <text:p text:style-name="P23"/>
      <text:p text:style-name="P18">double matriz[] = new double[12];</text:p>
      <text:p text:style-name="P18">double[] matriz = new double[12];</text:p>
      <text:p text:style-name="P58"/>
      <text:p text:style-name="P23"/>
      <text:p text:style-name="P41">11. <text:span text:style-name="T14">Indicar cómo inicializar una matriz unidimensional de enteros a los valores del 1 al 5.</text:span></text:p>
      <text:p text:style-name="P26"/>
      <text:p text:style-name="P19"><text:span text:style-name="T14">int</text:span> matriz[] = <text:span text:style-name="T14">{1,2,3,4,5};</text:span></text:p>
      <text:p text:style-name="P26"><text:soft-page-break/></text:p>
      <text:p text:style-name="P42">12. <text:span text:style-name="T15">Crear un programa que calcule la media de 10 valores almacenados en una matriz de tipo double.</text:span></text:p>
      <text:p text:style-name="P27"/>
      <text:p text:style-name="P48"><text:span text:style-name="T2">public</text:span><text:span text:style-name="T3"> </text:span><text:span text:style-name="T2">class</text:span><text:span text:style-name="T3"> Media {</text:span></text:p>
      <text:p text:style-name="P51"/>
      <text:p text:style-name="P50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args) {</text:span></text:p>
      <text:p text:style-name="P60"><text:tab/><text:tab/></text:p>
      <text:p text:style-name="P50"><text:span text:style-name="T3"><text:tab/><text:tab/></text:span><text:span text:style-name="T2">double</text:span><text:span text:style-name="T3"> nums[] = {1.1,2.2,3.3,4.4,5.5,6.6,7.7,8.8,9.9,10.1};</text:span></text:p>
      <text:p text:style-name="P50"><text:span text:style-name="T3"><text:tab/><text:tab/></text:span><text:span text:style-name="T2">double</text:span><text:span text:style-name="T3"> sum = 0;</text:span></text:p>
      <text:p text:style-name="P60"><text:tab/><text:tab/></text:p>
      <text:p text:style-name="P50"><text:span text:style-name="T3"><text:tab/><text:tab/></text:span><text:span text:style-name="T2">for</text:span><text:span text:style-name="T3"> (</text:span><text:span text:style-name="T2">int</text:span><text:span text:style-name="T3"> i= 0; i &lt; 10 ; i++ ) {</text:span></text:p>
      <text:p text:style-name="P60"><text:tab/><text:tab/><text:tab/>sum += nums[i];</text:p>
      <text:p text:style-name="P60"><text:tab/><text:tab/>}</text:p>
      <text:p text:style-name="P60"><text:tab/><text:tab/></text:p>
      <text:p text:style-name="P50"><text:span text:style-name="T3"><text:tab/><text:tab/>System.</text:span><text:span text:style-name="T4">out</text:span><text:span text:style-name="T3">.println(</text:span><text:span text:style-name="T6">"Media: "</text:span><text:span text:style-name="T3"> + sum / nums.</text:span><text:span text:style-name="T5">length</text:span><text:span text:style-name="T3">);</text:span></text:p>
      <text:p text:style-name="P60"><text:tab/>}</text:p>
      <text:p text:style-name="P60">}</text:p>
      <text:p text:style-name="P25"/>
      <text:p text:style-name="P30">13. <text:span text:style-name="T16">¿Qué diferencia hay entre los métodos indexOf() y lastIndexOf() de la clase String?</text:span></text:p>
      <text:p text:style-name="P30"/>
      <text:p text:style-name="P20">El método indexOf() busca la primera instancia de la subcadena especificada. LastIndexOf() busca la última instancia.</text:p>
      <text:p text:style-name="P25"/>
      <text:p text:style-name="P35"/>
      <text:p text:style-name="P35">1<text:span text:style-name="T17">4</text:span>. <text:span text:style-name="T17">En el siguiente fragmento de código, ¿el operador &amp; es de orden de bits o lógico?¿Por qué?</text:span></text:p>
      <text:p text:style-name="P25"/>
      <text:p text:style-name="P39">boolean a, b;</text:p>
      <text:p text:style-name="P39">// …</text:p>
      <text:p text:style-name="P39">if(a &amp; b) …</text:p>
      <text:p text:style-name="P21"/>
      <text:p text:style-name="P21">Es un operador lógico porque los operandos son de tipo boolean.</text:p>
      <text:p text:style-name="P31"/>
      <text:p text:style-name="P31">1<text:span text:style-name="T17">5</text:span>. <text:span text:style-name="T17">¿Se puede aplicar el operador de orden de bits al tipo double?</text:span></text:p>
      <text:p text:style-name="P20"/>
      <text:p text:style-name="P20">No.</text:p>
      <text:p text:style-name="P10"/>
      <text:p text:style-name="P9"/>
      <text:p text:style-name="P35">1<text:span text:style-name="T7">6.</text:span> <text:span text:style-name="T17">Reescribir la siguiente sentencia con el operador '?'</text:span></text:p>
      <text:p text:style-name="P35"/>
      <text:p text:style-name="P38">if(x &lt;0) y = 10;</text:p>
      <text:p text:style-name="P38">else y = 20;</text:p>
      <text:p text:style-name="P38"/>
      <text:p text:style-name="P38">La respuesta es la siguiente:</text:p>
      <text:p text:style-name="P32"/>
      <text:p text:style-name="P44">y = x &lt; 0 ? 10 : 20;</text:p>
      <text:p text:style-name="P11"/>
      <text:p text:style-name="P11"/>
      <text:p text:style-name="P33">1<text:span text:style-name="T18">7</text:span>. <text:span text:style-name="T18">¿Es un error superar el final de una matriz?</text:span></text:p>
      <text:p text:style-name="P45"/>
      <text:p text:style-name="P59">Sí.</text:p>
      <text:p text:style-name="P33"/>
      <text:p text:style-name="P34">1<text:span text:style-name="T18">8</text:span>. <text:span text:style-name="T18">¿Es un error indexar una matriz con un valor negativo?</text:span></text:p>
      <text:p text:style-name="P25"/>
      <text:p text:style-name="P59">Sí.</text:p>
      <text:p text:style-name="P45"/>
      <text:p text:style-name="P36"/>
      <text:p text:style-name="P52">1<text:span text:style-name="T18">9</text:span>. <text:span text:style-name="T18">¿Como es el operador de desplazamiento a la derecha sin signo?</text:span></text:p>
      <text:p text:style-name="P28"/>
      <text:p text:style-name="P59">&gt;&gt;&gt;</text:p>
      <text:p text:style-name="P37"/>
      <text:p text:style-name="P37"><text:span text:style-name="T19">20</text:span>. <text:span text:style-name="T18">¿Puede utilizarse un String como tipo de evaluación de una instrucción switch?</text:span></text:p>
      <text:p text:style-name="P29"/>
      <text:p text:style-name="P46">Sí desde el JDK 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10-30T17:31:45.277953159</meta:creation-date>
    <dc:date>2015-01-21T12:37:43.597000000</dc:date>
    <meta:editing-duration>PT13H18M14S</meta:editing-duration>
    <meta:editing-cycles>37</meta:editing-cycles>
    <meta:generator>LibreOffice/4.3.1.2$Windows_x86 LibreOffice_project/958349dc3b25111dbca392fbc281a05559ef6848</meta:generator>
    <meta:document-statistic meta:table-count="0" meta:image-count="0" meta:object-count="0" meta:page-count="3" meta:paragraph-count="62" meta:word-count="467" meta:character-count="2592" meta:non-whitespace-character-count="2161"/>
  </office:meta>
</office:document-meta>
</file>